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6097in" table:align="left" style:writing-mode="lr-tb"/>
    </style:style>
    <style:style style:name="Table1.A" style:family="table-column">
      <style:table-column-properties style:column-width="4.6in"/>
    </style:style>
    <style:style style:name="Table1.B" style:family="table-column">
      <style:table-column-properties style:column-width="1.0097in"/>
    </style:style>
    <style:style style:name="Table1.A1" style:family="table-cell">
      <style:table-cell-properties style:vertical-align="middle" fo:padding="0in" fo:border="none"/>
    </style:style>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Text_20_body">
      <style:text-properties officeooo:paragraph-rsid="0090f018"/>
    </style:style>
    <style:style style:name="P3" style:family="paragraph" style:parent-style-name="Standard">
      <style:text-properties officeooo:rsid="006ce01a" officeooo:paragraph-rsid="007e8d82"/>
    </style:style>
    <style:style style:name="P4" style:family="paragraph" style:parent-style-name="Standard">
      <style:text-properties officeooo:rsid="00982506" officeooo:paragraph-rsid="00982506"/>
    </style:style>
    <style:style style:name="P5" style:family="paragraph" style:parent-style-name="Standard">
      <style:text-properties officeooo:paragraph-rsid="00982506"/>
    </style:style>
    <style:style style:name="P6" style:family="paragraph" style:parent-style-name="Standard">
      <style:text-properties officeooo:paragraph-rsid="009975da"/>
    </style:style>
    <style:style style:name="P7" style:family="paragraph" style:parent-style-name="Standard">
      <style:text-properties officeooo:rsid="009a65b7" officeooo:paragraph-rsid="009a65b7"/>
    </style:style>
    <style:style style:name="P8" style:family="paragraph" style:parent-style-name="Standard">
      <style:text-properties officeooo:rsid="009a75f6" officeooo:paragraph-rsid="009a75f6"/>
    </style:style>
    <style:style style:name="P9" style:family="paragraph" style:parent-style-name="Text_20_body">
      <style:text-properties officeooo:rsid="00909d2a" officeooo:paragraph-rsid="00909d2a"/>
    </style:style>
    <style:style style:name="P10" style:family="paragraph" style:parent-style-name="Text_20_body">
      <style:text-properties officeooo:rsid="00909d2a" officeooo:paragraph-rsid="0095a97d"/>
    </style:style>
    <style:style style:name="P11" style:family="paragraph" style:parent-style-name="Text_20_body">
      <style:text-properties fo:font-weight="bold" officeooo:rsid="005dca5f" officeooo:paragraph-rsid="0093e0d2" style:font-weight-asian="bold" style:font-weight-complex="bold"/>
    </style:style>
    <style:style style:name="P12" style:family="paragraph" style:parent-style-name="Text_20_body">
      <style:text-properties officeooo:paragraph-rsid="0082d943"/>
    </style:style>
    <style:style style:name="P13" style:family="paragraph" style:parent-style-name="Text_20_body">
      <style:text-properties officeooo:rsid="0095f64b" officeooo:paragraph-rsid="0095f64b"/>
    </style:style>
    <style:style style:name="P14" style:family="paragraph" style:parent-style-name="Text_20_body">
      <style:text-properties officeooo:paragraph-rsid="0095f64b"/>
    </style:style>
    <style:style style:name="P15" style:family="paragraph" style:parent-style-name="Text_20_body">
      <style:text-properties officeooo:rsid="00964728" officeooo:paragraph-rsid="00964728"/>
    </style:style>
    <style:style style:name="P16" style:family="paragraph" style:parent-style-name="Text_20_body">
      <style:text-properties officeooo:rsid="00964728" officeooo:paragraph-rsid="00982506"/>
    </style:style>
    <style:style style:name="P17" style:family="paragraph" style:parent-style-name="Text_20_body">
      <style:text-properties officeooo:paragraph-rsid="009975da"/>
    </style:style>
    <style:style style:name="P18" style:family="paragraph" style:parent-style-name="Text_20_body">
      <style:text-properties officeooo:paragraph-rsid="009a65b7"/>
    </style:style>
    <style:style style:name="P19" style:family="paragraph" style:parent-style-name="Text_20_body">
      <style:text-properties officeooo:rsid="009a65b7" officeooo:paragraph-rsid="009a65b7"/>
    </style:style>
    <style:style style:name="P20" style:family="paragraph" style:parent-style-name="Text_20_body">
      <style:text-properties officeooo:rsid="009a65b7" officeooo:paragraph-rsid="009a75f6"/>
    </style:style>
    <style:style style:name="P21" style:family="paragraph" style:parent-style-name="Text_20_body">
      <style:text-properties officeooo:rsid="009a75f6" officeooo:paragraph-rsid="009a75f6"/>
    </style:style>
    <style:style style:name="P22" style:family="paragraph" style:parent-style-name="Text_20_body">
      <style:text-properties officeooo:paragraph-rsid="00909d2a"/>
    </style:style>
    <style:style style:name="P23" style:family="paragraph" style:parent-style-name="Text_20_body">
      <style:text-properties officeooo:rsid="009ac6e1" officeooo:paragraph-rsid="009ac6e1"/>
    </style:style>
    <style:style style:name="P24" style:family="paragraph" style:parent-style-name="Text_20_body">
      <style:text-properties officeooo:paragraph-rsid="009ac6e1"/>
    </style:style>
    <style:style style:name="P25" style:family="paragraph" style:parent-style-name="Text_20_body">
      <style:text-properties officeooo:rsid="009c86d7" officeooo:paragraph-rsid="009c86d7"/>
    </style:style>
    <style:style style:name="P26" style:family="paragraph" style:parent-style-name="Table_20_Contents">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5ee121" style:font-weight-asian="bold" style:font-weight-complex="bold"/>
    </style:style>
    <style:style style:name="T3" style:family="text">
      <style:text-properties fo:font-weight="bold" officeooo:rsid="008be1ea" style:font-weight-asian="bold" style:font-weight-complex="bold"/>
    </style:style>
    <style:style style:name="T4" style:family="text">
      <style:text-properties fo:font-weight="bold" officeooo:rsid="0090f018" style:font-weight-asian="bold" style:font-weight-complex="bold"/>
    </style:style>
    <style:style style:name="T5" style:family="text">
      <style:text-properties fo:font-weight="bold" officeooo:rsid="00909d2a" style:font-weight-asian="bold" style:font-weight-complex="bold"/>
    </style:style>
    <style:style style:name="T6" style:family="text">
      <style:text-properties fo:font-weight="bold" officeooo:rsid="0095f64b" style:font-weight-asian="bold" style:font-weight-complex="bold"/>
    </style:style>
    <style:style style:name="T7" style:family="text">
      <style:text-properties fo:font-weight="bold" officeooo:rsid="00982506" style:font-weight-asian="bold" style:font-weight-complex="bold"/>
    </style:style>
    <style:style style:name="T8" style:family="text">
      <style:text-properties fo:font-weight="bold" officeooo:rsid="009a65b7" style:font-weight-asian="bold" style:font-weight-complex="bold"/>
    </style:style>
    <style:style style:name="T9" style:family="text">
      <style:text-properties fo:font-weight="bold" officeooo:rsid="009a75f6" style:font-weight-asian="bold" style:font-weight-complex="bold"/>
    </style:style>
    <style:style style:name="T10" style:family="text">
      <style:text-properties officeooo:rsid="0025c232"/>
    </style:style>
    <style:style style:name="T11" style:family="text">
      <style:text-properties officeooo:rsid="0029c951"/>
    </style:style>
    <style:style style:name="T12" style:family="text">
      <style:text-properties officeooo:rsid="005ee121"/>
    </style:style>
    <style:style style:name="T13" style:family="text">
      <style:text-properties officeooo:rsid="0087521b"/>
    </style:style>
    <style:style style:name="T14" style:family="text">
      <style:text-properties officeooo:rsid="008be1ea"/>
    </style:style>
    <style:style style:name="T15" style:family="text">
      <style:text-properties officeooo:rsid="00909d2a"/>
    </style:style>
    <style:style style:name="T16" style:family="text">
      <style:text-properties officeooo:rsid="00954dec"/>
    </style:style>
    <style:style style:name="T17" style:family="text">
      <style:text-properties officeooo:rsid="0095a97d"/>
    </style:style>
    <style:style style:name="T18" style:family="text">
      <style:text-properties officeooo:rsid="0095f64b"/>
    </style:style>
    <style:style style:name="T19" style:family="text">
      <style:text-properties officeooo:rsid="00964728"/>
    </style:style>
    <style:style style:name="T20" style:family="text">
      <style:text-properties officeooo:rsid="0097ee24"/>
    </style:style>
    <style:style style:name="T21" style:family="text">
      <style:text-properties officeooo:rsid="00982506"/>
    </style:style>
    <style:style style:name="T22" style:family="text">
      <style:text-properties officeooo:rsid="009975da"/>
    </style:style>
    <style:style style:name="T23" style:family="text">
      <style:text-properties officeooo:rsid="009a65b7"/>
    </style:style>
    <style:style style:name="T24" style:family="text">
      <style:text-properties officeooo:rsid="009a75f6"/>
    </style:style>
    <style:style style:name="T25" style:family="text">
      <style:text-properties officeooo:rsid="009ac6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13">17 December</text:span> 2014 transmission <text:span text:style-name="T16">18 December</text:span> 201<text:span text:style-name="T10">4</text:span></text:p>
      <text:p text:style-name="P1"/>
      <text:p text:style-name="P1"><text:span text:style-name="T11">[0] </text:span>Introduction</text:p>
      <text:p text:style-name="P6"><text:span text:style-name="T16">Hello lifeforms, once again it’s your IT Stuff for December 2014, ready to stuff with me are the regular stuff persons, and the turkeys we’ll be stuffing on this occasion include Sony Pictures, Consumerism in general, and the Pirate Bay.</text:span></text:p>
      <text:p text:style-name="P6"/>
      <text:p text:style-name="P6"><text:span text:style-name="T16">In random news, this was the month that will go down in infamy as the number of views of Gangnam Style on Youtube exceeded a signed 32 bit integer (</text:span>2,147,483,647<text:span text:style-name="T21">) and so they had to rejig the counter for 64 bits... leaving unanswered the question of why they were using a signed integer in the first place.</text:span></text:p>
      <text:p text:style-name="P4"/>
      <text:p text:style-name="P4">It has emerged that USB powered e-cigarettes can spread malware.</text:p>
      <text:p text:style-name="P4"/>
      <text:p text:style-name="P5"><text:span text:style-name="T21">Conservative MP </text:span>Nigel Mills <text:span text:style-name="T21">was spotted</text:span> playing Candy Crush Saga <text:span text:style-name="T21">at</text:span> a <text:span text:style-name="T21">committee meeting on pensions reform.</text:span></text:p>
      <text:p text:style-name="P4"/>
      <text:p text:style-name="P7">EA Games’ piracy prevention software was found to be infringing on someone else’s patents.</text:p>
      <text:p text:style-name="P4"/>
      <text:p text:style-name="P4"><text:span text:style-name="T24">I</text:span>n a tragic setback for bad taste, Microsoft has shut down <text:span text:style-name="T22">the office.com</text:span> online clipart <text:span text:style-name="T22">library</text:span>.</text:p>
      <text:p text:style-name="P3"/>
      <text:p text:style-name="P8"><text:span text:style-name="T21">And </text:span>Stephen Hawking used his new speech processor to tell us that artificial intelligence might want to do away with us all, what does my laptop think of that? </text:p>
      <text:p text:style-name="P8"/>
      <text:p text:style-name="P12"><text:span text:style-name="T2">[</text:span><text:span text:style-name="T7">3</text:span><text:span text:style-name="T2"> Min]</text:span><text:span text:style-name="T12"> But let’s start with Sony Pictures. What a mess! You can’t have missed the news that the American movie studio Sony Pictures Entertainment got hit by a massive security breach. The effects have been catastrophic, pretty much every shred of corporate information has been opened up to public scrutiny -- pending films, employee details, </text:span></text:p>
      <text:p text:style-name="P13">The most damaging details have been email conversations amongst the movie production staff, particularly producer Scott Rudin, whose rude emails about Angelina Jolie and Barak Obama have been quite shocking.</text:p>
      <text:p text:style-name="P13">The studio was anxious to make out that this security breach was somehow a big deal, and they blamed the North Koreans, on pretty much no actual evidence whatsoever. But if they were looking for someone to blame they should start with the concept of “contributory negligence”. They have been making enemies in the gaming community for years, including a prior security breach that revealed over a million customer details from the Playstation Network, with unencrypted stored passwords and financials. Yet the latest breach reveals they learned nothing from this prior breach and did nothing to mitigate the effects of future breaches.</text:p>
      <text:p text:style-name="P17"><text:span text:style-name="T22">For example, they kept their passwords on a fileshare called </text:span>'Password', which include<text:span text:style-name="T22">d</text:span> 139 Word documents, spreadsheets, zip files and PDFs <text:span text:style-name="T22">with</text:span> thousands of passwords to Sony Pictures’ internal computers, social media accounts, and web services accounts, <text:span text:style-name="T22">all unencrypted. </text:span>It is generally a bad idea to store all your passwords in a document on your computer. It is an even worse idea to title that document something like “My Passwords.”</text:p>
      <text:p text:style-name="P17"><text:span text:style-name="T19">The structure of their information security team is a big give-away. This also came out in the big leak. There are three technicians. The three technicians have three Managers. The three Managers have three </text:span>directors,<text:span text:style-name="T19"> the directors are overseen by one executive director, and above all them is one senior Vice President who is paid 300,000 dollars a year, plus a 100,000 dollar annual bonus. He gave an interview to CIO Magazine in 2007 when he </text:span>said it was a “valid business decision to accept the risk” of a security breach, and <text:span text:style-name="T22">he boasted about persuading an auditor to sign off on a non-compliant password management policy. </text:span></text:p>
      <text:p text:style-name="P17"><text:soft-page-break/><text:span text:style-name="T22">And now Sony Pictures’ lawyers have started sending threatening letters to try to shut up news organisations reporting on this mess. Of all the law firms on planet Earth it’s our old friends Boies Schiller and Flexner!</text:span></text:p>
      <text:p text:style-name="P13">There are lessons to be learnt for everyone here:</text:p>
      <text:p text:style-name="P13">Consumers should try not to do business with companies that have a bad security record.</text:p>
      <text:p text:style-name="P14"><text:span text:style-name="T18">Companies should really try to apply best practices in security. It’s obvious really. If you have information that needs protecting, protect it properly! Over here, it’s the law, but more than that, it’s a matter of corporate life and death. If you’re an MBA, and your course taught you nothing about this stuff, ask for your money back.</text:span></text:p>
      <text:p text:style-name="P16"><text:span text:style-name="T1">[</text:span><text:span text:style-name="T9">8</text:span><text:span text:style-name="T1"> Min]</text:span> <text:span text:style-name="T20">On the subject of Pigopoly, we’ve had a new Thing this year. Black Friday! Nobody asked for it, but now we’ve got it. And what a disgusting spectacle as people in leopard pattern onesies got up early, specially to have a fight. Most of the fighting seemed to involve tech gear of some sort, teevees, playstations, ipads. I’m not sure who or what to blame for all this. </text:span></text:p>
      <text:p text:style-name="P16"><text:span text:style-name="T20">Is it somehow the fault of the devices themselves, or the retailers and marketeers who seem to have been deliberately pre-leaking their special offers on social media, or the evolved apes that are doing the fighting?</text:span></text:p>
      <text:p text:style-name="P18"><text:span text:style-name="T21">Websites buckled under the strain, including Tesco’s and Marks and Sparks. And as a rather nice garnish on the whole mess, lots of independent Amazon sellers got burned when their repricing software (</text:span>RepricerExpress<text:span text:style-name="T21">) accidentally set all their prices to 1p for about an hour. </text:span></text:p>
      <text:p text:style-name="P25">The people behind party game “Cards against Humanity” had a good twist on this. They replaced their online shop with a single product: a box of actual bovine excrement delivered to the address of your choice for six dollars. <text:s/>How many did they sell? Guesses? <text:s/>Thirty thousand!</text:p>
      <text:p text:style-name="P2"><text:span text:style-name="T3">[1</text:span><text:span text:style-name="T9">1</text:span><text:span text:style-name="T3"> Min]</text:span><text:span text:style-name="T14"> This is BCB Radio 106.6 FM, you’re listening to IT Stuff. <text:s/>Coming up we’ll have more Leeds Hack reports. But first, let’s have a short refreshment break!</text:span></text:p>
      <text:p text:style-name="P9"><text:span text:style-name="T1">[</text:span><text:span text:style-name="T4">1</text:span><text:span text:style-name="T9">2</text:span><text:span text:style-name="T4"> Min</text:span><text:span text:style-name="T1">]</text:span> <text:span text:style-name="T22">Kriss, would you like to explain what our refreshments are and where you found them?</text:span></text:p>
      <text:p text:style-name="P19">(burp!)</text:p>
      <text:p text:style-name="P14"><text:span text:style-name="T6">[1</text:span><text:span text:style-name="T9">5</text:span><text:span text:style-name="T6"> Min]</text:span><text:span text:style-name="T18"> Ok, you are still listening to IT Stuff on BCB Radio 106.6FM Something to cheer up the embattled forces of consumerism is that iconic filesharing site The Pirate Bay has been taken down in a police raid in Sweden. It’s still down and perhaps it’s never coming back. Is this the end? Founder Peter Sunde said it should have shut down years ago and made way for something better, but what has actually now happened is that there are a large number of malicious sites springing up that pretend to be the Pirate Bay just to sucker people into collecting passwords. Be careful, everybody!</text:span></text:p>
      <text:p text:style-name="P15">I suppose we should give the Pirate Bay some kind of obituary. What did it change? What will be its long term legacy?</text:p>
      <text:p text:style-name="P15">Meanwhile, there’s been another batch of sites banned for alleged piracy. This time<text:span text:style-name="T20"> 32 sites have been added, including Demonoid, Rarbg and some private torrent trackers like IPTorrents.</text:span></text:p>
      <text:p text:style-name="P18"><text:span text:style-name="T8">[</text:span><text:span text:style-name="T9">19</text:span><text:span text:style-name="T8"> Min]</text:span><text:span text:style-name="T23"> And now it’s over to Brian at Leeds Hack for our last two interviews. Here are Tom, Harry and Adam with a Raspberry Pi controlled tracked robot, and Wes with a project called Drama Dive.</text:span></text:p>
      <table:table table:name="Table1" table:style-name="Table1">
        <table:table-column table:style-name="Table1.A"/>
        <table:table-column table:style-name="Table1.B"/>
        <table:table-row>
          <table:table-cell table:style-name="Table1.A1" office:value-type="string">
            <text:p text:style-name="Table_20_Contents">TomHarryAdamRasPiCtrlRobotWuthCaterpillarTracks</text:p>
          </table:table-cell>
          <table:table-cell table:style-name="Table1.A1" office:value-type="string">
            <text:p text:style-name="P26">01:58</text:p>
          </table:table-cell>
        </table:table-row>
        <table:table-row>
          <table:table-cell table:style-name="Table1.A1" office:value-type="string">
            <text:p text:style-name="Table_20_Contents">WesDramaDive</text:p>
          </table:table-cell>
          <table:table-cell table:style-name="Table1.A1" office:value-type="string">
            <text:p text:style-name="P26">02:02</text:p>
          </table:table-cell>
        </table:table-row>
      </table:table>
      <text:p text:style-name="P22"/>
      <text:p text:style-name="P22"/>
      <text:p text:style-name="P22"/>
      <text:p text:style-name="P22"><text:soft-page-break/></text:p>
      <text:p text:style-name="P22"><text:span text:style-name="T5">[</text:span><text:span text:style-name="T4">2</text:span><text:span text:style-name="T9">4</text:span><text:span text:style-name="T4"> Min</text:span><text:span text:style-name="T5">]</text:span><text:span text:style-name="T15"> That was our last instalment of Leeds Hack interviews: thanks to Brian and the Leeds Hack Crew. You can find a full length complilation podcast of all our Leeds Hack interviews on the IT Stuff Website, itstuff.org.uk, and you can follow us on Twitter @itstuffradio</text:span></text:p>
      <text:p text:style-name="P21">Before we go, here’s something you spotted Shi, would you like to tell us more?</text:p>
      <text:p text:style-name="P24"><text:span text:style-name="T25">The </text:span>United Nations Development Programme <text:span text:style-name="T25">is raising money in support of Ebola relief. They’re doing the first ever auction of animated gifs. You’ll get a custom USB and a certificate of authenticity. The gifs are actually very impressive. The url where you can see them is:</text:span></text:p>
      <text:p text:style-name="P23">http://paddle8.com/auction/unitednationsdevelopmentprogramme</text:p>
      <text:p text:style-name="P10"><text:span text:style-name="T17">And so that’s it for another year, hope you will be joining us once more in 2015 and we will leave you with this transmission from the twenty fourth century. Goodbye!</text:span></text:p>
      <text:p text:style-name="P20"><text:span text:style-name="T1">[26 Min]</text:span> picard 1:11</text:p>
      <text:p text:style-name="P21">[27 min 11] piratebay 3:27 fade at 2:40 approx</text:p>
      <text:p text:style-name="P11">[29 Min 52 Sec]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12-17T13:53:06.255294543</dc:date>
    <meta:editing-duration>PT42M38S</meta:editing-duration>
    <meta:editing-cycles>17</meta:editing-cycles>
    <meta:generator>LibreOffice/4.3.4.1$Linux_X86_64 LibreOffice_project/430m0$Build-1</meta:generator>
    <meta:document-statistic meta:table-count="1" meta:image-count="0" meta:object-count="0" meta:page-count="3" meta:paragraph-count="41" meta:word-count="1280" meta:character-count="7592" meta:non-whitespace-character-count="6345"/>
  </office:meta>
</office:document-meta>
</file>